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30d" officeooo:paragraph-rsid="001d23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21:57:42.961872068</meta:creation-date>
    <dc:date>2020-04-06T21:58:08.216902340</dc:date>
    <meta:editing-duration>PT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